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43735968CB1.png" manifest:media-type="image/png"/>
  <manifest:file-entry manifest:full-path="Pictures/100000010000077F000003DCA83A8AB5.png" manifest:media-type="image/png"/>
  <manifest:file-entry manifest:full-path="Pictures/100000010000077F000004378E8EF6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48d" officeooo:paragraph-rsid="0015d4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width="17cm" svg:height="9.557cm" draw:z-index="0"><draw:image xlink:href="Pictures/100000010000077F000004378E8EF6C0.png" xlink:type="simple" xlink:show="embed" xlink:actuate="onLoad" draw:mime-type="image/png"/></draw:frame></text:p>
      <text:p text:style-name="P1"/>
      <text:p text:style-name="P1"><draw:frame draw:style-name="fr2" draw:name="Imagen2" text:anchor-type="char" svg:width="17cm" svg:height="8.754cm" draw:z-index="1"><draw:image xlink:href="Pictures/100000010000077F000003DCA83A8AB5.png" xlink:type="simple" xlink:show="embed" xlink:actuate="onLoad" draw:mime-type="image/png"/></draw:frame></text:p>
      <text:p text:style-name="P1"/>
      <text:p text:style-name="P1"><draw:frame draw:style-name="fr1" draw:name="Imagen3" text:anchor-type="char" svg:width="17cm" svg:height="9.557cm" draw:z-index="2"><draw:image xlink:href="Pictures/100000010000077F0000043735968CB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09:16:24.629000000</meta:creation-date>
    <dc:date>2024-11-18T09:21:49.426000000</dc:date>
    <meta:editing-duration>PT5M2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24.2.4.2$Windows_X86_64 LibreOffice_project/51a6219feb6075d9a4c46691dcfe0cd9c4fff3c2</meta:generator>
  </office:meta>
</office:document-meta>
</file>